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dobe Heiti Std R" svg:font-family="'Adobe Heiti Std R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3"/>
    <style:style style:name="P3" style:family="paragraph" style:parent-style-name="Text_20_body" style:list-style-name="L4"/>
    <style:style style:name="P4" style:family="paragraph" style:parent-style-name="Text_20_body" style:list-style-name="L6"/>
    <style:style style:name="P5" style:family="paragraph" style:parent-style-name="Text_20_body" style:list-style-name="L7"/>
    <style:style style:name="P6" style:family="paragraph" style:parent-style-name="Text_20_body" style:list-style-name="L8"/>
    <style:style style:name="P7" style:family="paragraph" style:parent-style-name="Text_20_body" style:list-style-name="L9"/>
    <style:style style:name="P8" style:family="paragraph" style:parent-style-name="Text_20_body" style:list-style-name="L5">
      <style:paragraph-properties fo:margin-left="1.251cm" fo:margin-right="0cm" fo:text-indent="-0.635cm" style:auto-text-indent="false"/>
    </style:style>
    <style:style style:name="P9" style:family="paragraph" style:parent-style-name="Text_20_body">
      <style:paragraph-properties fo:margin-left="0cm" fo:margin-right="0cm" fo:text-indent="0cm" style:auto-text-inden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0.0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654cm" fo:text-indent="-0.635cm" fo:margin-left="0.6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24cm" fo:text-indent="-0.635cm" fo:margin-left="1.9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194cm" fo:text-indent="-0.635cm" fo:margin-left="3.1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464cm" fo:text-indent="-0.635cm" fo:margin-left="4.4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734cm" fo:text-indent="-0.635cm" fo:margin-left="5.734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brairie Files</text:h>
      <text:p text:style-name="Text_20_body">FilePermissions :</text:p>
      <text:list xml:id="list1398296704" text:style-name="L2">
        <text:list-item>
          <text:p text:style-name="P1">Set de permissions au sens UNIX (droit, UID, GUID ..)</text:p>
        </text:list-item>
      </text:list>
      <text:p text:style-name="Text_20_body">pf_stat :</text:p>
      <text:list xml:id="list561957591" text:style-name="L3">
        <text:list-item>
          <text:p text:style-name="P2">Hérite de FilePermissions</text:p>
        </text:list-item>
        <text:list-item>
          <text:p text:style-name="P2">Ajoute des dates d'accès, création, modification ..</text:p>
        </text:list-item>
      </text:list>
      <text:p text:style-name="Text_20_body">FileEntry :</text:p>
      <text:list xml:id="list1884278221" text:style-name="L4">
        <text:list-item>
          <text:p text:style-name="P3">Abstraction d'une entrée de fichier dans système de fichier</text:p>
        </text:list-item>
        <text:list-item>
          <text:p text:style-name="P3">Contient un nom, un pf_stat, un répertoire parent (DirEntry)</text:p>
        </text:list-item>
      </text:list>
      <text:p text:style-name="Text_20_body">DirEntry :</text:p>
      <text:list xml:id="list1762545506" text:style-name="L5">
        <text:list-item>
          <text:p text:style-name="P8">Abstraction d'une entrée de repertoire dans un système de fichier</text:p>
        </text:list-item>
        <text:list-item>
          <text:p text:style-name="P8">Contient un set de FileEntry</text:p>
        </text:list-item>
      </text:list>
      <text:p text:style-name="P9">FileChunkDesc :</text:p>
      <text:list xml:id="list520986800" text:style-name="L6">
        <text:list-item>
          <text:p text:style-name="P4">Description legère d'un FileChunk (taille, position dans le fichier)</text:p>
        </text:list-item>
      </text:list>
      <text:p text:style-name="Text_20_body">FileChunk :</text:p>
      <text:list xml:id="list788842304" text:style-name="L7">
        <text:list-item>
          <text:p text:style-name="P5">Morceau de fichier en mémoire</text:p>
        </text:list-item>
        <text:list-item>
          <text:p text:style-name="P5">Permet d'envoyer un fichier par petit morceau (répartition de charge, sécurité du transfert)</text:p>
        </text:list-item>
      </text:list>
      <text:p text:style-name="Text_20_body">Hdd :</text:p>
      <text:list xml:id="list775504410" text:style-name="L8">
        <text:list-item>
          <text:p text:style-name="P6">Permet d'acceder à l'arborescence d'un système de fichier</text:p>
        </text:list-item>
        <text:list-item>
          <text:p text:style-name="P6">Permet de créer les DirEntry et FileEntry</text:p>
        </text:list-item>
        <text:list-item>
          <text:p text:style-name="P6">Permet d'acceder à des fichiers </text:p>
        </text:list-item>
      </text:list>
      <text:p text:style-name="Text_20_body">FileContent :</text:p>
      <text:list xml:id="list2015091259" text:style-name="L9">
        <text:list-item>
          <text:p text:style-name="P7">Contient un set de FileChunk</text:p>
        </text:list-item>
        <text:list-item>
          <text:p text:style-name="P7">Permet de déclencher des demandes sur le réseau ou sur le disque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dobe Heiti Std R" svg:font-family="'Adobe Heiti Std R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dobe Heiti Std 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dobe Heiti Std 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07T09:31:38</meta:creation-date>
    <dc:date>2011-11-07T09:54:22</dc:date>
    <meta:editing-duration>PT7M33S</meta:editing-duration>
    <meta:editing-cycles>3</meta:editing-cycles>
    <meta:generator>LibreOffice/3.4$Linux LibreOffice_project/340m1$Build-302</meta:generator>
    <meta:document-statistic meta:table-count="0" meta:image-count="0" meta:object-count="0" meta:page-count="1" meta:paragraph-count="24" meta:word-count="150" meta:character-count="873" meta:non-whitespace-character-count="761"/>
  </office:meta>
</office:document-meta>
</file>